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 style:data-style-name="N5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91.87mm" svg:x="166.18mm" svg:y="8.76mm">
            <draw:object draw:notify-on-update-of-ranges="Sheet1.B2:Sheet1.B2 Sheet1.B3:Sheet1.B7 Sheet1.C2:Sheet1.C2 Sheet1.C3:Sheet1.C7 Sheet1.B3:Sheet1.B7 Sheet1.D2:Sheet1.D2 Sheet1.D3:Sheet1.D7 Sheet1.E2:Sheet1.E2 Sheet1.E3:Sheet1.E7 Sheet1.F2:Sheet1.F2 Sheet1.F3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Date &amp; Time</text:p>
          </table:table-cell>
          <table:table-cell table:style-name="ce3" office:value-type="string" calcext:value-type="string">
            <text:p>Weight (lbs)</text:p>
          </table:table-cell>
          <table:table-cell table:style-name="ce4" office:value-type="string" calcext:value-type="string">
            <text:p>Heart Rate per 60 seconds</text:p>
          </table:table-cell>
          <table:table-cell table:style-name="ce4" office:value-type="string" calcext:value-type="string">
            <text:p>Systolic Blood Pressure</text:p>
          </table:table-cell>
          <table:table-cell table:style-name="ce5" office:value-type="string" calcext:value-type="string">
            <text:p>Diastolic Blood Pressur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date" office:date-value="2019-01-01T12:00:00" calcext:value-type="date">
            <text:p>2019-01-01 12: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date" office:date-value="2019-01-11T12:00:00" calcext:value-type="date">
            <text:p>2019-01-11 12: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8" calcext:value-type="float">
            <text:p>11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date" office:date-value="2019-01-16T16:00:00" calcext:value-type="date">
            <text:p>2019-01-16 16: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5" calcext:value-type="float">
            <text:p>115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date" office:date-value="2019-02-16T16:00:00" calcext:value-type="date">
            <text:p>2019-02-16 16:0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6" calcext:value-type="float">
            <text:p>116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date" office:date-value="2019-02-20T08:00:00" calcext:value-type="date">
            <text:p>2019-02-20 08: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1:45:23.954871669</meta:creation-date>
    <dc:date>2019-03-03T16:31:33.124912281</dc:date>
    <meta:editing-duration>P1DT3H54M19S</meta:editing-duration>
    <meta:editing-cycles>2</meta:editing-cycles>
    <meta:generator>LibreOffice/6.0.7.3$Linux_X86_64 LibreOffice_project/00m0$Build-3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188cm" xlink:href=".." xlink:type="simple" chart:class="chart:scatter" chart:column-mapping="0 1 2 3" chart:style-name="ch1">
        <chart:legend svg:x="1.373cm" svg:y="8.068cm" style:legend-expansion="custom" chartooo:width="13.898cm" chartooo:height="1.118cm" style:legend-expansion-aspect-ratio="12.4311270125224" chart:style-name="ch2"/>
        <chart:plot-area chart:style-name="ch3" table:cell-range-address="Sheet1.B2:Sheet1.F7" chart:data-source-has-labels="both" svg:x="0.563cm" svg:y="0.184cm" svg:width="15.29cm" svg:height="7.752cm">
          <chartooo:coordinate-region svg:x="1.886cm" svg:y="0.383cm" svg:width="12.642cm" svg:height="6.906cm"/>
          <chart:axis chart:dimension="x" chart:name="primary-x" chart:style-name="ch4" chartooo:axis-type="auto">
            <chart:categories table:cell-range-address="Sheet1.B3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8" chart:values-cell-range-address="Sheet1.D3:Sheet1.D7" chart:label-cell-address="Sheet1.D2:Sheet1.D2" chart:class="chart:scatter">
            <chart:data-point chart:repeated="5"/>
          </chart:series>
          <chart:series chart:style-name="ch9" chart:values-cell-range-address="Sheet1.E3:Sheet1.E7" chart:label-cell-address="Sheet1.E2:Sheet1.E2" chart:class="chart:scatter">
            <chart:data-point chart:repeated="5"/>
          </chart:series>
          <chart:series chart:style-name="ch10" chart:values-cell-range-address="Sheet1.F3:Sheet1.F7" chart:label-cell-address="Sheet1.F2:Sheet1.F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eight (lbs)</text:p>
                <draw:g>
                  <svg:desc>Sheet1.C2:Sheet1.C2</svg:desc>
                </draw:g>
              </table:table-cell>
              <table:table-cell office:value-type="string">
                <text:p>Heart Rate per 60 seconds</text:p>
                <draw:g>
                  <svg:desc>Sheet1.D2:Sheet1.D2</svg:desc>
                </draw:g>
              </table:table-cell>
              <table:table-cell office:value-type="string">
                <text:p>Systolic Blood Pressure</text:p>
                <draw:g>
                  <svg:desc>Sheet1.E2:Sheet1.E2</svg:desc>
                </draw:g>
              </table:table-cell>
              <table:table-cell office:value-type="string">
                <text:p>Diastolic Blood Pressur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466.5">
                <text:p>43466.5</text:p>
                <draw:g>
                  <svg:desc>Sheet1.B3:Sheet1.B7</svg:desc>
                </draw:g>
              </table:table-cell>
              <table:table-cell office:value-type="float" office:value="43466.5">
                <text:p>43466.5</text:p>
                <draw:g>
                  <svg:desc>Sheet1.B3:Sheet1.B7</svg:desc>
                </draw:g>
              </table:table-cell>
              <table:table-cell office:value-type="float" office:value="200">
                <text:p>200</text:p>
                <draw:g>
                  <svg:desc>Sheet1.C3:Sheet1.C7</svg:desc>
                </draw:g>
              </table:table-cell>
              <table:table-cell office:value-type="float" office:value="100">
                <text:p>100</text:p>
                <draw:g>
                  <svg:desc>Sheet1.D3:Sheet1.D7</svg:desc>
                </draw:g>
              </table:table-cell>
              <table:table-cell office:value-type="float" office:value="120">
                <text:p>120</text:p>
                <draw:g>
                  <svg:desc>Sheet1.E3:Sheet1.E7</svg:desc>
                </draw:g>
              </table:table-cell>
              <table:table-cell office:value-type="float" office:value="85">
                <text:p>85</text:p>
                <draw:g>
                  <svg:desc>Sheet1.F3:Sheet1.F7</svg:desc>
                </draw:g>
              </table:table-cell>
            </table:table-row>
            <table:table-row>
              <table:table-cell office:value-type="float" office:value="43476.5">
                <text:p>43476.5</text:p>
              </table:table-cell>
              <table:table-cell office:value-type="float" office:value="43476.5">
                <text:p>43476.5</text:p>
              </table:table-cell>
              <table:table-cell office:value-type="float" office:value="201">
                <text:p>201</text:p>
              </table:table-cell>
              <table:table-cell office:value-type="float" office:value="105">
                <text:p>105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481.6666666667">
                <text:p>43481.6666666667</text:p>
              </table:table-cell>
              <table:table-cell office:value-type="float" office:value="43481.6666666667">
                <text:p>43481.666666666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512.6666666667">
                <text:p>43512.6666666667</text:p>
              </table:table-cell>
              <table:table-cell office:value-type="float" office:value="43512.6666666667">
                <text:p>43512.6666666667</text:p>
              </table:table-cell>
              <table:table-cell office:value-type="float" office:value="202">
                <text:p>20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516.3333333333">
                <text:p>43516.3333333333</text:p>
              </table:table-cell>
              <table:table-cell office:value-type="float" office:value="43516.3333333333">
                <text:p>43516.3333333333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